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Ubuntu" svg:font-family="Ubuntu"/>
    <style:font-face style:name="apple-system" svg:font-family="apple-system, BlinkMacSystemFont, 'Segoe UI', Roboto, Oxygen, Ubuntu, Cantarell, 'Open Sans', 'Helvetica Neue', sans-serif"/>
    <style:font-face style:name="Ubuntu1" svg:font-family="Ubuntu"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000000" loext:opacity="100%" style:font-name="Ubuntu1" fo:letter-spacing="normal" fo:font-style="normal" fo:font-weight="normal"/>
    </style:style>
    <style:style style:name="P2" style:family="paragraph" style:parent-style-name="Standard">
      <style:text-properties style:font-name="Ubuntu1"/>
    </style:style>
    <style:style style:name="P3" style:family="paragraph" style:parent-style-name="Text_20_body">
      <style:paragraph-properties fo:margin-left="0cm" fo:margin-right="0cm" fo:orphans="2" fo:widows="2" fo:text-indent="0cm" style:auto-text-indent="false"/>
      <style:text-properties fo:font-variant="normal" fo:text-transform="none" fo:color="#000000" loext:opacity="100%" style:font-name="Ubuntu1"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Gilbert the Mole's Whistling Adventure</text:h>
      <text:p text:style-name="P3">Once upon a time there was a little mole called Gilbert. Gilbert lived under a very smart lawn, behind a grand house in the country. The people who lived in the grand house knew nothing about Gilbert, but he knew plenty about them. He spent a lot of time tunnelling about under their lawn, and very occasionally he left little mounds of earth either side of their croquet hoops.</text:p>
      <text:p text:style-name="P3">One day Gilbert decided that he was going to go on an adventure. He packed himself a little lunch of grubs and milk, and set off to explore beyond the garden. He had not got very far (probably no more than 8 or 9 metres) when he heard a curious whistling sound. He stopped to listen harder, and to identify which direction the sound was coming from. But as he stopped and listened the sound stopped. 'Oh well', he thought, 'never mind', and he carried on. But no sooner had he set off again than the whistling sound started again - louder this time. He stopped. It stopped. He started. It started. 'This is getting silly!' he thought to himself. 'I must find out what is making that noise'. He crept forward ever so slowly, hardly moving his paws at all. The whistling noise came again, but very faintly, as though whatever or whoever was making the noise was carefully controlling the volume in relation to his movements.</text:p>
      <text:p text:style-name="P3">Then suddenly Gilbert realised what it was!</text:p>
      <text:p text:style-name="P3">'Silly me!' he said, 'how did I not remember!' The whistling sound was made by his lunchbag, or more precisely by the new gadgety flask in his lunchbag, which had a special feature that made it whistle whenever it was tilted, just to let you know the level of liquid left in it. He had accidentally left it not quite properly screwed on, so as he moved, the milk was leaking out, activating the whistling feature. He quickly opened his bag, drank what was left of the milk, and turned his lunchbag upside down on the nearest stone. Luckily it had a plastic lining to it, so the milk drained out without spoiling his bag. While he waited for it to dry out, he ate his grubs, sitting contentedly on the lawn.</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Ubuntu" svg:font-family="Ubuntu"/>
    <style:font-face style:name="apple-system" svg:font-family="apple-system, BlinkMacSystemFont, 'Segoe UI', Roboto, Oxygen, Ubuntu, Cantarell, 'Open Sans', 'Helvetica Neue', sans-serif"/>
    <style:font-face style:name="Ubuntu1" svg:font-family="Ubuntu"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Ubuntu"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Ubuntu" fo:font-family="Ubuntu" fo:font-size="2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Ubuntu" fo:font-family="Ubuntu"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Ubuntu" fo:font-family="Ubuntu"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in M</meta:initial-creator>
    <meta:creation-date>2021-02-20T11:09:41.560198287</meta:creation-date>
    <dc:date>2021-02-20T11:10:21.796113847</dc:date>
    <dc:creator>Martin M</dc:creator>
    <meta:editing-duration>PT41S</meta:editing-duration>
    <meta:editing-cycles>1</meta:editing-cycles>
    <meta:document-statistic meta:table-count="0" meta:image-count="0" meta:object-count="0" meta:page-count="1" meta:paragraph-count="5" meta:word-count="381" meta:character-count="2087" meta:non-whitespace-character-count="1711"/>
    <meta:generator>LibreOffice/7.0.3.1$Linux_X86_64 LibreOffice_project/00$Build-1</meta:generator>
  </office:meta>
</office:document-meta>
</file>